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2mm" table:align="left"/>
    </style:style>
    <style:style style:name="Table1.A" style:family="table-column">
      <style:table-column-properties style:column-width="52.63mm"/>
    </style:style>
    <style:style style:name="Table1.B" style:family="table-column">
      <style:table-column-properties style:column-width="30.8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officeooo:paragraph-rsid="00160b54"/>
    </style:style>
    <style:style style:name="T1" style:family="text">
      <style:text-properties officeooo:rsid="0037c3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P8"><text:span text:style-name="T1">Fiscal Year: </text:span><text:placeholder text:placeholder-type="text">&lt;fiscalyear.rec_name&gt;</text:placeholder></text:p>
      <text:p text:style-name="Text_20_body">From Period: <text:placeholder text:placeholder-type="text">&lt;start_period.name if start_period else ''&gt;</text:placeholder></text:p>
      <text:p text:style-name="Text_20_body">To Period: <text:placeholder text:placeholder-type="text">&lt;end_period.name if end_period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.code and account.code + ' ' or ''&gt;</text:placeholder><text:placeholder text:placeholder-type="text">&lt;account.name&gt;</text:placeholder></text:p>
          </table:table-cell>
          <table:table-cell table:style-name="Table1.B3" office:value-type="string">
            <text:p text:style-name="P6"><text:placeholder text:placeholder-type="text">&lt;format_currency(account.start_balance, user.language, company.currency)&gt;</text:placeholder></text:p>
          </table:table-cell>
          <table:table-cell table:style-name="Table1.C3" office:value-type="string">
            <text:p text:style-name="P6"><text:placeholder text:placeholder-type="text">&lt;format_currency(account.debit, user.language, company.currency)&gt;</text:placeholder></text:p>
          </table:table-cell>
          <table:table-cell table:style-name="Table1.D3" office:value-type="string">
            <text:p text:style-name="P6"><text:placeholder text:placeholder-type="text">&lt;format_currency(account.credit, user.language, company.currency)&gt;</text:placeholder></text:p>
          </table:table-cell>
          <table:table-cell table:style-name="Table1.E3" office:value-type="string">
            <text:p text:style-name="P6"><text:placeholder text:placeholder-type="text">&lt;format_currency(account.end_balance, user.language, 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_currency(sum(accounts, 'start_balance')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sum(accounts, 'debit')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sum(accounts, 'credit'), user.language, company.currency)&gt;</text:placeholder></text:p>
          </table:table-cell>
          <table:table-cell table:style-name="Table1.E5" office:value-type="string">
            <text:p text:style-name="P5"><text:placeholder text:placeholder-type="text">&lt;format_currency(sum(accounts, 'end_balance'), user.language, 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6" meta:word-count="73" meta:character-count="1033" meta:non-whitespace-character-count="986"/>
    <meta:user-defined meta:name="Info 1"/>
    <meta:user-defined meta:name="Info 2"/>
    <meta:user-defined meta:name="Info 3"/>
    <meta:user-defined meta:name="Info 4"/>
  </office:meta>
</office:document-meta>
</file>